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fo:text-align="end" style:justify-single-word="false"/>
      <style:text-properties fo:font-size="8pt" style:font-size-asian="8pt" style:font-size-complex="8pt"/>
    </style:style>
    <style:style style:name="P4" style:family="paragraph" style:parent-style-name="Standard">
      <style:paragraph-properties fo:margin-top="0in" fo:margin-bottom="0in" loext:contextual-spacing="false"/>
      <style:text-properties fo:font-style="italic" style:font-style-asian="italic"/>
    </style:style>
    <style:style style:name="P5" style:family="paragraph" style:parent-style-name="Standard">
      <style:paragraph-properties fo:margin-top="0in" fo:margin-bottom="0in" loext:contextual-spacing="false"/>
      <style:text-properties fo:font-style="italic" fo:font-weight="bold" style:font-style-asian="italic" style:font-weight-asian="bold"/>
    </style:style>
    <style:style style:name="P6" style:family="paragraph" style:parent-style-name="Standard">
      <style:paragraph-properties fo:margin-top="0in" fo:margin-bottom="0in" loext:contextual-spacing="false" fo:text-align="center" style:justify-single-word="false"/>
      <style:text-properties style:text-underline-style="solid" style:text-underline-width="auto" style:text-underline-color="font-color"/>
    </style:style>
    <style:style style:name="P7" style:family="paragraph" style:parent-style-name="Standard" style:list-style-name="WWNum1">
      <style:paragraph-properties fo:margin-left="0.5in" fo:margin-right="0in" fo:margin-top="0in" fo:margin-bottom="0in" loext:contextual-spacing="true" fo:text-indent="-0.25in" style:auto-text-indent="false"/>
    </style:style>
    <style:style style:name="P8" style:family="paragraph" style:parent-style-name="Standard" style:list-style-name="WWNum2">
      <style:paragraph-properties fo:margin-left="0.5in" fo:margin-right="0in" fo:margin-top="0in" fo:margin-bottom="0in" loext:contextual-spacing="true" fo:text-indent="-0.25in" style:auto-text-indent="false"/>
    </style:style>
    <style:style style:name="P9" style:family="paragraph" style:parent-style-name="Heading_20_1">
      <style:paragraph-properties fo:margin-top="0in" fo:margin-bottom="0in" loext:contextual-spacing="false" fo:line-height="100%"/>
      <style:text-properties fo:font-size="11pt" style:font-size-asian="11pt" style:font-size-complex="11pt"/>
    </style:style>
    <style:style style:name="P10" style:family="paragraph" style:parent-style-name="Title" style:master-page-name="Standard">
      <style:paragraph-properties fo:text-align="center" style:justify-single-word="false" style:page-number="1"/>
    </style:style>
    <style:style style:name="T1" style:family="text">
      <style:text-properties fo:color="#1155cc" style:text-underline-style="solid" style:text-underline-width="auto" style:text-underline-color="font-color"/>
    </style:style>
    <style:style style:name="T2" style:family="text">
      <style:text-properties officeooo:rsid="0004629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ignature Flooding Prevention in SCION</text:p>
      <text:p text:style-name="P6"/>
      <text:p text:style-name="P1"/>
      <text:p text:style-name="P5"/>
      <text:p text:style-name="P5">Follow Up Questions <text:span text:style-name="T2">with answers</text:span>:</text:p>
      <text:p text:style-name="P5"/>
      <text:p text:style-name="P4">How may this helpful design detail about spoofing, as well as the binning method in general, aid in detecting and lessening the effect of a Denial of Service attack?</text:p>
      <text:list xml:id="list9088728809035362623" text:style-name="WWNum1">
        <text:list-item>
          <text:p text:style-name="P7">Can use binning in general, whether it be a longest prefix match sort of design with the ASes to provide rate limiting and fairness. Once we suspect there may be some unusual activity (ex. We hit a certain request threshold or have encountered a larger-than-expected number of forged signatures) we could use the function developed above to locate potential locations of attackers (if there are any) and lower the availability of the bins with this attacker. A downside to this method is that any other legitimate users utilizing this AS would have their traffic effectively nullified; however, since said users were already using the same paths/links as an attacker conducting a DOS, they most likely suffered from network congestion/loss anyway.</text:p>
        </text:list-item>
        <text:list-item>
          <text:p text:style-name="P7">Can adapt our function above to be used to determine the next request to process, periodically determining the most used nodes and rate limiting them if necessary. A sort of fairness control.</text:p>
        </text:list-item>
      </text:list>
      <text:p text:style-name="P1"/>
      <text:p text:style-name="P4">What design choices did you make to give better accuracy as well as performance?</text:p>
      <text:list xml:id="list4393991383323925057" text:style-name="WWNum2">
        <text:list-item>
          <text:p text:style-name="P8">Added parameter for assumption of number of attackers to know how many results to consider.</text:p>
        </text:list-item>
        <text:list-item>
          <text:p text:style-name="P8">Added parameter for threshold/percentage of paths said attacker should be on the be considered a suspect.</text:p>
        </text:list-item>
        <text:list-item>
          <text:p text:style-name="P8">Decided to do a breadth first search through the paths rather than a depth first because attacker can spoof an arbitrarily long/complex path and the function can waste time trying to trace back this path if it gets long enough. Breadth first allows us to isolate the node earlier (since there is only a certain number of legitimate paths from attacker to service), and return early if we already reach our percentage threshold.</text:p>
        </text:list-item>
      </text:list>
      <text:p text:style-name="P9"/>
      <text:p text:style-name="P9"/>
      <text:p text:style-name="P9"><text:bookmark text:name="_w3u3u06x65tb"/>Solution References available at:</text:p>
      <text:p text:style-name="P1"><text:a xlink:type="simple" xlink:href="https://github.com/netsec-ethz/scion-homeworks/tree/master/sigflood" text:style-name="Internet_20_link" text:visited-style-name="Visited_20_Internet_20_Link"><text:span text:style-name="T1">https://github.com/netsec-ethz/scion-homeworks/tree/master/sigflood</text:span></text:a></text:p>
      <text:p text:style-name="P1"/>
      <text:p text:style-name="P1">Notes: Above, I reference to use keygen.go for aid, but did not include link because it is in the same folder as solutions currentl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fo:text-align="end" style:justify-single-word="false"/>
      <style:text-properties fo:font-size="8pt" style:font-size-asian="8pt" style:font-size-complex="8pt"/>
    </style:style>
    <style:page-layout style:name="Mpm1">
      <style:page-layout-properties fo:page-width="8.2701in" fo:page-height="11.6902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page-number text:select-page="current">1</text:page-number></text:p>
      </style:header>
      <style:footer>
        <text:p text:style-name="MP2">Created by: Ehimare Okoyom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1-22T13:37:01.749113682</dc:date>
    <meta:editing-duration>PT6M48S</meta:editing-duration>
    <meta:editing-cycles>2</meta:editing-cycles>
    <meta:document-statistic meta:table-count="0" meta:image-count="0" meta:object-count="0" meta:page-count="1" meta:paragraph-count="14" meta:word-count="348" meta:character-count="2144" meta:non-whitespace-character-count="1815"/>
  </office:meta>
</office:document-meta>
</file>